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2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134" officeooo:paragraph-rsid="0019513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5134" officeooo:paragraph-rsid="00243c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5134" officeooo:paragraph-rsid="002507c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5134" officeooo:paragraph-rsid="0025af2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5134" officeooo:paragraph-rsid="0028bbbb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95134" officeooo:paragraph-rsid="00195134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95134" officeooo:paragraph-rsid="00195134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95134" officeooo:paragraph-rsid="001ec0d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95134" officeooo:paragraph-rsid="0025af2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95134" officeooo:paragraph-rsid="00289adc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b6467" officeooo:paragraph-rsid="00243cbd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f9da9" officeooo:paragraph-rsid="001f9da9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43cbd" officeooo:paragraph-rsid="002507cd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fo:font-weight="normal" officeooo:rsid="00195134" officeooo:paragraph-rsid="00195134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tyle="normal" fo:font-weight="normal" officeooo:rsid="00254684" officeooo:paragraph-rsid="0025af22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bold" officeooo:rsid="001f9da9" officeooo:paragraph-rsid="001f9da9" style:font-weight-asian="bold" style:font-weight-complex="bold"/>
    </style:style>
    <style:style style:name="T1" style:family="text">
      <style:text-properties officeooo:rsid="00216a93"/>
    </style:style>
    <style:style style:name="T2" style:family="text">
      <style:text-properties officeooo:rsid="00243cbd"/>
    </style:style>
    <style:style style:name="T3" style:family="text">
      <style:text-properties officeooo:rsid="002507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0de" style:font-weight-asian="bold" style:font-weight-complex="bold"/>
    </style:style>
    <style:style style:name="T6" style:family="text">
      <style:text-properties officeooo:rsid="0025af22"/>
    </style:style>
    <style:style style:name="T7" style:family="text">
      <style:text-properties officeooo:rsid="002758ef"/>
    </style:style>
    <style:style style:name="T8" style:family="text">
      <style:text-properties officeooo:rsid="00289ad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507c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nd Memory Testing <text:span text:style-name="T7">Protocol</text:span></text:p>
      <text:p text:style-name="P2">Scan Session 1 </text:p>
      <text:list xml:id="list7669798948938699485" text:style-name="L1">
        <text:list-item>
          <text:p text:style-name="P3">pre scan</text:p>
          <text:list>
            <text:list-item>
              <text:p text:style-name="P3">LOI <text:span text:style-name="T2">&amp; consent – Binder</text:span></text:p>
            </text:list-item>
            <text:list-item>
              <text:p text:style-name="P4">demographic questionnaire –<text:span text:style-name="T2"> </text:span><text:a xlink:type="simple" xlink:href="https://goo.gl/forms/Zp7qGR7YGqVGJD2X2" text:style-name="Internet_20_link" text:visited-style-name="Visited_20_Internet_20_Link"><text:span text:style-name="T2">https://goo.gl/forms/Zp7qGR7YGqVGJD2X2</text:span></text:a><text:span text:style-name="T2"> <text:s/>(Bookmarks)</text:span></text:p>
            </text:list-item>
            <text:list-item>
              <text:p text:style-name="P5"><text:span text:style-name="T9">full set of l</text:span>yric modification questions <text:span text:style-name="T3">(MATLAB script)</text:span></text:p>
            </text:list-item>
          </text:list>
        </text:list-item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‘like’ ratings (play bits of songs to remind participant) <text:span text:style-name="T6">(Bookmarks)</text:span></text:p>
            </text:list-item>
            <text:list-item>
              <text:p text:style-name="P15">A: <text:a xlink:type="simple" xlink:href="https://goo.gl/forms/PjphRKUPgSoJcqtn2" text:style-name="Internet_20_link" text:visited-style-name="Visited_20_Internet_20_Link">https://goo.gl/forms/PjphRKUPgSoJcqtn2</text:a></text:p>
            </text:list-item>
            <text:list-item>
              <text:p text:style-name="P15">B: <text:a xlink:type="simple" xlink:href="https://goo.gl/forms/zfbWt6ucTUXpIH273" text:style-name="Internet_20_link" text:visited-style-name="Visited_20_Internet_20_Link">https://goo.gl/forms/zfbWt6ucTUXpIH273</text:a> </text:p>
            </text:list-item>
          </text:list>
        </text:list-item>
      </text:list>
      <text:p text:style-name="P2"/>
      <text:p text:style-name="P2">Lab Session 1</text:p>
      <text:list xml:id="list3463355701882228574" text:style-name="L2">
        <text:list-item>
          <text:p text:style-name="P8">Listen to each song</text:p>
        </text:list-item>
        <text:list-item>
          <text:p text:style-name="P16">After each song, describe associations <text:span text:style-name="T6">(Bookmarks)</text:span></text:p>
          <text:list>
            <text:list-item>
              <text:p text:style-name="P17">A: <text:a xlink:type="simple" xlink:href="https://goo.gl/forms/OLk4AQ5iYnL041eb2" text:style-name="Internet_20_link" text:visited-style-name="Visited_20_Internet_20_Link"><text:span text:style-name="T6">https://goo.gl/forms/OLk4AQ5iYnL041eb2</text:span></text:a><text:span text:style-name="T6"> </text:span></text:p>
            </text:list-item>
            <text:list-item>
              <text:p text:style-name="P17">B: <text:a xlink:type="simple" xlink:href="https://goo.gl/forms/yf2FkXc8PDbmwlsp1" text:style-name="Internet_20_link" text:visited-style-name="Visited_20_Internet_20_Link"><text:span text:style-name="T6">https://goo.gl/forms/yf2FkXc8PDbmwlsp1</text:span></text:a><text:span text:style-name="T6"> </text:span></text:p>
            </text:list-item>
          </text:list>
        </text:list-item>
        <text:list-item>
          <text:p text:style-name="P8">After each song collect ‘like’ ratings <text:span text:style-name="T6">(Bookmarks)</text:span></text:p>
        </text:list-item>
        <text:list-item>
          <text:p text:style-name="P8"><text:span text:style-name="T9">subset</text:span> of lyric modification questions <text:span text:style-name="T3">(MATLAB script)</text:span></text:p>
        </text:list-item>
      </text:list>
      <text:p text:style-name="P2"/>
      <text:p text:style-name="P2">Lab Session 2</text:p>
      <text:list xml:id="list8970715473291309496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6">(Bookmarks)</text:span></text:p>
        </text:list-item>
        <text:list-item>
          <text:p text:style-name="P9"><text:span text:style-name="T4">subset</text:span> of lyric modification questions <text:span text:style-name="T6">(MATLAB script)</text:span></text:p>
        </text:list-item>
        <text:list-item>
          <text:p text:style-name="P13">GMSI: <text:a xlink:type="simple" xlink:href="https://goo.gl/forms/jjcuf85CUHyIdB0j1" text:style-name="Internet_20_link" text:visited-style-name="Visited_20_Internet_20_Link"><text:span text:style-name="T2">https://goo.gl/forms/jjcuf85CUHyIdB0j1</text:span></text:a><text:span text:style-name="T2"> (Bookmarks)</text:span></text:p>
        </text:list-item>
      </text:list>
      <text:p text:style-name="P2"/>
      <text:p text:style-name="P2">Lab Session 3</text:p>
      <text:list xml:id="list121508901771218" text:continue-numbering="true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6">(Bookmarks)</text:span></text:p>
        </text:list-item>
        <text:list-item>
          <text:p text:style-name="P9"><text:span text:style-name="T9">subset of ly</text:span>ric modification questions <text:span text:style-name="T8">(MATLAB script)</text:span></text:p>
        </text:list-item>
        <text:list-item>
          <text:p text:style-name="P18">melodic memory –<text:span text:style-name="T2"> GMSI </text:span></text:p>
        </text:list-item>
      </text:list>
      <text:p text:style-name="P2"/>
      <text:p text:style-name="P2">Lab Session 4</text:p>
      <text:list xml:id="list121509928201693" text:continue-numbering="true" text:style-name="L3">
        <text:list-item>
          <text:p text:style-name="P9">Listen to each song</text:p>
        </text:list-item>
        <text:list-item>
          <text:p text:style-name="P11">After each song collect ‘like’ ratings <text:span text:style-name="T6">(Bookmarks)</text:span></text:p>
        </text:list-item>
        <text:list-item>
          <text:p text:style-name="P12"><text:span text:style-name="T9">subset of lyric modification questions</text:span> <text:span text:style-name="T8">(MATLAB script)</text:span></text:p>
        </text:list-item>
        <text:list-item>
          <text:p text:style-name="P14">b<text:span text:style-name="T4">eat perception – GMSI </text:span></text:p>
        </text:list-item>
      </text:list>
      <text:p text:style-name="P2"/>
      <text:p text:style-name="P2">Scan Session 2</text:p>
      <text:list xml:id="list121509081978404" text:continue-list="list7669798948938699485" text:style-name="L1"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7"><text:span text:style-name="T9">full set </text:span>of lyric modification questions <text:span text:style-name="T10">(MATLAB script)</text:span></text:p>
            </text:list-item>
            <text:list-item>
              <text:p text:style-name="P3"><text:span text:style-name="T4">full set of old vs new </text:span><text:span text:style-name="T5">melody</text:span><text:span text:style-name="T4"> te</text:span>st <text:span text:style-name="T1">(group A vs B songs)</text:span></text:p>
            </text:list-item>
            <text:list-item>
              <text:p text:style-name="P6">‘like’ ratings (play bits of songs to remind participant) <text:span text:style-name="T6">(Bookmark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23T09:58:21.725910000</meta:creation-date>
    <dc:date>2017-06-20T12:15:08.207518000</dc:date>
    <dc:creator>A Sternin</dc:creator>
    <meta:editing-duration>PT2H3M3S</meta:editing-duration>
    <meta:editing-cycles>12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39" meta:word-count="217" meta:character-count="1406" meta:non-whitespace-character-count="1249"/>
  </office:meta>
</office:document-meta>
</file>